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layer id</text:p>
          </table:table-cell>
          <table:table-cell office:value-type="string" calcext:value-type="string">
            <text:p>player na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lic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obby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harli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elphin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Eleonor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loria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authier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ubert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sabelle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Joachim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Kevin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Ludivine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Margot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Nathan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Ophélie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Paul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Quentin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Raoul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Stéphanie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Thibault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Ulysse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Valérie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Walter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Xavier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Yannick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Zoé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1T15:56:40.497817061</meta:creation-date>
    <dc:date>2015-11-01T16:00:51.095575375</dc:date>
    <meta:editing-duration>P0D</meta:editing-duration>
    <meta:editing-cycles>1</meta:editing-cycles>
    <meta:document-statistic meta:table-count="1" meta:cell-count="54" meta:object-count="0"/>
    <meta:generator>LibreOffice/4.2.8.2$Linux_X86_64 LibreOffice_project/420m0$Build-2</meta:generator>
  </office:meta>
</office:document-meta>
</file>